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1C00000678F00001EB2E557FD0E551ADF9E.svg" manifest:media-type="image/svg+xml"/>
  <manifest:file-entry manifest:full-path="Pictures/10000001000003E00000012973EF55AB677D2455.png" manifest:media-type="image/png"/>
  <manifest:file-entry manifest:full-path="Pictures/10000001000003EA00000129C019BB87B2DCC797.png" manifest:media-type="image/png"/>
  <manifest:file-entry manifest:full-path="Pictures/1000139A0000668700001EB247DD0F57DE09792C.svg" manifest:media-type="image/svg+xml"/>
  <manifest:file-entry manifest:full-path="Pictures/10000001000003E4000001299DA8CD9027603BE3.png" manifest:media-type="image/png"/>
  <manifest:file-entry manifest:full-path="Pictures/10001B0E000066F100001EB2F36F9475B973199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26.352cm" svg:height="7.857cm" svg:x="7.75cm" svg:y="14.35cm">
          <draw:image xlink:href="Pictures/10001B0E000066F100001EB2F36F9475B9731992.svg" xlink:type="simple" xlink:show="embed" xlink:actuate="onLoad" draw:mime-type="image/svg+xml">
            <text:p/>
          </draw:image>
          <draw:image xlink:href="Pictures/10000001000003E4000001299DA8CD9027603BE3.png" xlink:type="simple" xlink:show="embed" xlink:actuate="onLoad" draw:mime-type="image/png"/>
        </draw:frame>
        <draw:frame draw:style-name="gr1" draw:text-style-name="P1" draw:layer="layout" svg:width="26.246cm" svg:height="7.857cm" svg:x="7.75cm" svg:y="22.243cm">
          <draw:image xlink:href="Pictures/1000139A0000668700001EB247DD0F57DE09792C.svg" xlink:type="simple" xlink:show="embed" xlink:actuate="onLoad" draw:mime-type="image/svg+xml">
            <text:p/>
          </draw:image>
          <draw:image xlink:href="Pictures/10000001000003E00000012973EF55AB677D2455.png" xlink:type="simple" xlink:show="embed" xlink:actuate="onLoad" draw:mime-type="image/png"/>
        </draw:frame>
        <draw:frame draw:style-name="gr1" draw:text-style-name="P1" draw:layer="layout" svg:width="26.51cm" svg:height="7.857cm" svg:x="7.5cm" svg:y="6.45cm">
          <draw:image xlink:href="Pictures/100011C00000678F00001EB2E557FD0E551ADF9E.svg" xlink:type="simple" xlink:show="embed" xlink:actuate="onLoad" draw:mime-type="image/svg+xml">
            <text:p/>
          </draw:image>
          <draw:image xlink:href="Pictures/10000001000003EA00000129C019BB87B2DCC797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2T09:57:27.210062904</meta:creation-date>
    <meta:generator>LibreOffice/7.3.7.2$Linux_X86_64 LibreOffice_project/30$Build-2</meta:generator>
    <dc:date>2024-01-02T10:06:59.108093304</dc:date>
    <meta:editing-duration>PT9M32S</meta:editing-duration>
    <meta:editing-cycles>2</meta:editing-cycles>
    <meta:document-statistic meta:object-count="3"/>
  </office:meta>
</office:document-meta>
</file>